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T2" style:family="text">
      <style:text-properties fo:font-size="12.00pt" fo:font-weight="bold" fo:font-family="'Avenir Book'" style:font-family-asian="'Avenir Book'" style:font-family-complex="'Avenir Book'" fo:background-color="transparent" fo:color="#000000"/>
    </style:style>
    <style:style style:name="T3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T4" style:family="text">
      <style:text-properties fo:font-size="12.00pt" fo:font-weight="bold" fo:font-family="'Avenir Book'" style:font-family-asian="'Avenir Book'" style:font-family-complex="'Avenir Book'" fo:background-color="transparent" fo:color="#000000" fo:font-style="italic"/>
    </style:style>
    <style:style style:name="T5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T6" style:family="text">
      <style:text-properties fo:font-size="12.00pt" fo:font-weight="bold" fo:font-family="'Avenir Book'" style:font-family-asian="'Avenir Book'" style:font-family-complex="'Avenir Book'" fo:background-color="transparent" fo:color="#000000"/>
    </style:style>
    <style:style style:name="T7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Avenir Book'" style:font-family-asian="'Avenir Book'" style:font-family-complex="'Avenir Book'" fo:background-color="transparent" style:use-window-font-color="true"/>
    </style:style>
    <style:style style:name="T10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T11" style:family="text">
      <style:text-properties fo:font-size="12.00pt" fo:font-weight="bold" fo:font-family="'Avenir Book'" style:font-family-asian="'Avenir Book'" style:font-family-complex="'Avenir Book'" fo:background-color="transparent" fo:color="#000000"/>
    </style:style>
    <style:style style:name="T12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Avenir Book'" style:font-family-asian="'Avenir Book'" style:font-family-complex="'Avenir Book'" fo:background-color="transparent" fo:color="#000000"/>
    </style:style>
    <style:style style:name="T14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T15" style:family="text">
      <style:text-properties fo:font-size="12.00pt" fo:font-weight="bold" fo:font-family="'Avenir Book'" style:font-family-asian="'Avenir Book'" style:font-family-complex="'Avenir Book'" fo:background-color="transparent" fo:color="#000000" fo:font-style="italic"/>
    </style:style>
    <style:style style:name="T16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T17" style:family="text">
      <style:text-properties fo:font-size="12.00pt" fo:font-weight="normal" fo:font-family="'Avenir Book'" style:font-family-asian="'Avenir Book'" style:font-family-complex="'Avenir Book'" fo:background-color="transparent" style:use-window-font-color="true"/>
    </style:style>
    <style:style style:name="T18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T19" style:family="text">
      <style:text-properties fo:font-size="12.00pt" fo:font-weight="bold" fo:font-family="'Avenir Book'" style:font-family-asian="'Avenir Book'" style:font-family-complex="'Avenir Book'" fo:background-color="transparent" fo:color="#000000"/>
    </style:style>
    <style:style style:name="T20" style:family="text">
      <style:text-properties fo:font-size="12.00pt" fo:font-weight="normal" fo:font-family="'Avenir Book'" style:font-family-asian="'Avenir Book'" style:font-family-complex="'Avenir Book'" fo:background-color="transparent" fo:color="#000000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left="36.00pt" fo:text-indent="0.00pt" fo:margin-bottom="8.00pt"/>
    </style:style>
    <style:style style:name="P3" style:family="paragraph">
      <style:paragraph-properties fo:line-height="100.00%" fo:text-align="left" fo:margin-left="18.00pt" fo:text-indent="0.00pt"/>
    </style:style>
    <style:style style:name="P4" style:family="paragraph">
      <style:paragraph-properties fo:line-height="100.00%" fo:text-align="left" fo:margin-left="36.00pt" fo:text-indent="0.00pt" fo:margin-bottom="8.00pt"/>
    </style:style>
    <style:style style:name="P5" style:family="paragraph">
      <style:paragraph-properties fo:line-height="100.00%" fo:text-align="left" fo:margin-left="72.00pt" fo:text-indent="0.00pt" fo:margin-bottom="8.00pt"/>
    </style:style>
    <style:style style:name="P6" style:family="paragraph">
      <style:paragraph-properties fo:line-height="100.00%" fo:text-align="left" fo:margin-left="72.00pt" fo:text-indent="0.00pt"/>
    </style:style>
    <style:style style:name="P7" style:family="paragraph">
      <style:paragraph-properties fo:line-height="100.00%" fo:text-align="left" fo:margin-left="36.00pt" fo:text-indent="0.00pt" fo:margin-bottom="8.0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/></text:p>
      <text:p text:style-name="P1"><text:span text:style-name="T2">Instructions:<text:s/></text:span><text:span text:style-name="T3">Follow the steps below to set up your GitHub account profile. After watching the video,<text:s/></text:span><text:span text:style-name="T4">Source Control with Git Overview</text:span><text:span text:style-name="T5">, you should have already set up a GitHub account for this program.<text:s text:c="2"/>If you have not setup your GitHub account, review the above video in Week 1’s curriculum and set your account up before proceeding with this assignment. </text:span></text:p>
      <text:p text:style-name="P2"><text:span text:style-name="T5">GitHub should not be thought of as a resume or networking tool as much as it should be a place to showcase your work and code.<text:s text:c="2"/>To that end, having a GitHub profile that is personalized shows potential employers or clients that you care about your work.<text:s text:c="2"/></text:span></text:p>
      <text:p text:style-name="P2"><text:span text:style-name="T5">Now that you are set up with GitHub, let’s get your profile page ready to go!</text:span></text:p>
      <text:p text:style-name="P2"><text:span text:style-name="T5">First, upload a high-quality headshot to your profile page.<text:s text:c="2"/></text:span></text:p>
      <text:p text:style-name="P2"><text:span text:style-name="T5">Next, update your profile to discuss what you do and what you are learning.<text:s text:c="2"/>You must think about this one, because GitHub doesn’t give you too many characters to accomplish this task.<text:s text:c="2"/></text:span></text:p>
      <text:p text:style-name="P2"><text:span text:style-name="T5">Follow at least three (3) of your classmates, teachers, or any repository of interest to you.<text:s text:c="2"/></text:span></text:p>
      <text:p text:style-name="P2"><text:span text:style-name="T5">Go to one of your repositories and update the<text:s/></text:span><text:span text:style-name="T6">About<text:s/></text:span><text:span text:style-name="T7">section to discuss what the purpose of the assignment is and tag the languages used like below:</text:span></text:p>
      <text:p text:style-name="P3"><draw:frame text:anchor-type="as-char" svg:width="158.50mm" svg:height="40.81mm" style:rel-width="scale" style:rel-height="scale"><draw:object-ole xlink:href="OleObj1"/><draw:image xlink:href="ObjectReplacements/OleObj1"/></draw:frame><text:span text:style-name="T9"/></text:p>
      <text:p text:style-name="P4"><text:span text:style-name="T10">Finally, add a link to your GitHub profile on your LinkedIn page. </text:span></text:p>
      <text:p text:style-name="P5"><text:span text:style-name="T11">NOTE</text:span><text:span text:style-name="T12">:<text:s text:c="2"/>If you are choosing<text:s/></text:span><text:span text:style-name="T13">not</text:span><text:span text:style-name="T14"><text:s/>to update a LinkedIn page because of your specific employment situation, that is acceptable.<text:s text:c="4"/>If this is the case, please put a note below the<text:s/></text:span><text:span text:style-name="T15">Attach Screenshots of Your Finished LinkedIn Profile here<text:s/></text:span><text:span text:style-name="T16">section below.</text:span></text:p>
      <text:p text:style-name="P6"><text:span text:style-name="T17"/></text:p>
      <text:p text:style-name="P7"><text:span text:style-name="T18"/></text:p>
      <text:p text:style-name="P8"><text:span text:style-name="T19">Attach Screenshots of Your Finished LinkedIn Profile here</text:span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/></text:p>
      <text:p text:style-name="P8"><text:span text:style-name="T19">Attach a Screenshot of Your updated GitHub Account here</text:span></text:p>
      <text:p text:style-name="P9"><text:span text:style-name="T19"/></text:p>
      <text:p text:style-name="P9"><text:span text:style-name="T19"/></text:p>
      <text:p text:style-name="P10"><text:span text:style-name="T19"/></text:p>
      <text:p text:style-name="P10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